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color="#333333"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03cm" svg:stroke-color="#800000" draw:marker-start-width="0.503cm" draw:marker-end="Arrow_20_concave" draw:marker-end-width="1.016cm" draw:marker-end-center="false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svg:stroke-color="#800000" draw:marker-start="" draw:marker-start-width="1.016cm" draw:marker-end="Arrow_20_concave" draw:marker-end-width="1.016cm" draw:marker-end-center="false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03cm" svg:stroke-color="#000080" draw:marker-start="Arrow_20_concave" draw:marker-start-width="1.016cm" draw:marker-end="" draw:marker-end-width="1.32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solid" draw:stroke-dash="Fine_20_Dashed" svg:stroke-color="#333333" draw:fill="solid" draw:fill-color="#ffcc99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color="#333333" draw:fill="solid" draw:fill-color="#e0f0cc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03cm" svg:stroke-color="#000080" draw:marker-start-width="0.503cm" draw:marker-end="Arrow_20_concave" draw:marker-end-width="1.016cm" draw:marker-end-center="false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203cm" svg:stroke-color="#00008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203cm" svg:stroke-color="#0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ize="20pt" fo:font-weight="bold" style:font-size-asian="20pt" style:font-weight-asian="bold" style:font-size-complex="20pt" style:font-weight-complex="bold"/>
    </style:style>
    <style:style style:name="P3" style:family="paragraph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style:font-name="Century Schoolbook L"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text-properties style:font-name="Century Schoolbook L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entury Schoolbook 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Century Schoolbook L" fo:font-size="32pt" style:font-size-asian="32pt" style:font-size-complex="32pt"/>
    </style:style>
    <style:style style:name="T4" style:family="text">
      <style:text-properties style:font-name="Century Schoolbook L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9.21cm" svg:x="10.271cm" svg:y="13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226cm" svg:height="22.067cm" svg:x="27.224cm" svg:y="14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724cm" svg:y1="20.938cm" svg:x2="29.194cm" svg:y2="20.938cm">
          <text:p/>
        </draw:line>
        <draw:frame draw:style-name="gr4" draw:text-style-name="P2" draw:layer="layout" svg:width="2.678cm" svg:height="1.229cm" svg:x="23.867cm" svg:y="21.403cm">
          <draw:text-box>
            <text:p text:style-name="P2"><text:span text:style-name="T1">HTTP</text:span></text:p>
          </draw:text-box>
        </draw:frame>
        <draw:frame draw:style-name="gr4" draw:text-style-name="P3" draw:layer="layout" svg:width="9.392cm" svg:height="1.42cm" svg:x="31.542cm" svg:y="14.897cm">
          <draw:text-box>
            <text:p><text:span text:style-name="T2">suricate-server</text:span></text:p>
          </draw:text-box>
        </draw:frame>
        <draw:line draw:style-name="gr5" draw:text-style-name="P1" draw:layer="layout" svg:x1="31.469cm" svg:y1="31.638cm" svg:x2="21.999cm" svg:y2="31.638cm">
          <text:p/>
        </draw:line>
        <draw:line draw:style-name="gr6" draw:text-style-name="P1" draw:layer="layout" svg:x1="16.367cm" svg:y1="23.733cm" svg:x2="16.367cm" svg:y2="29.829cm">
          <text:p/>
        </draw:line>
        <draw:custom-shape draw:style-name="gr7" draw:text-style-name="P4" draw:layer="layout" svg:width="11.124cm" svg:height="3.573cm" svg:x="10.831cm" svg:y="29.866cm">
          <text:p text:style-name="P4"><text:span text:style-name="T3">IN-MEMORY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6.225cm" svg:y1="24.749cm" svg:x2="36.225cm" svg:y2="28.686cm">
          <text:p/>
        </draw:line>
        <draw:line draw:style-name="gr6" draw:text-style-name="P1" draw:layer="layout" svg:x1="36.267cm" svg:y1="34.274cm" svg:x2="36.267cm" svg:y2="38.829cm">
          <text:p/>
        </draw:line>
        <draw:custom-shape draw:style-name="gr7" draw:text-style-name="P4" draw:layer="layout" svg:width="18.353cm" svg:height="3.652cm" svg:x="27.224cm" svg:y="38.846cm">
          <text:p text:style-name="P4"><text:span text:style-name="T3">AC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4.097cm" svg:height="5.588cm" svg:x="29.24cm" svg:y="28.745cm">
          <text:p text:style-name="P5"><text:span text:style-name="T3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31.494cm" svg:y1="23.038cm" svg:x2="22.024cm" svg:y2="23.038cm">
          <text:p/>
        </draw:line>
        <draw:custom-shape draw:style-name="gr7" draw:text-style-name="P4" draw:layer="layout" svg:width="11.124cm" svg:height="3.573cm" svg:x="10.831cm" svg:y="20.166cm">
          <text:p text:style-name="P4"><text:span text:style-name="T3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4.097cm" svg:height="5.588cm" svg:x="29.24cm" svg:y="19.144cm">
          <text:p text:style-name="P5"><text:span text:style-name="T3">WEB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1.651cm" svg:x="10.833cm" svg:y="38.5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651cm" svg:height="1.651cm" svg:x="10.833cm" svg:y="40.76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84cm" svg:height="1.521cm" svg:x="12.767cm" svg:y="38.604cm">
          <draw:text-box>
            <text:p text:style-name="P6"><text:span text:style-name="T4">get</text:span></text:p>
          </draw:text-box>
        </draw:frame>
        <draw:frame draw:style-name="gr4" draw:text-style-name="P6" draw:layer="layout" svg:width="1.882cm" svg:height="1.521cm" svg:x="12.767cm" svg:y="40.905cm">
          <draw:text-box>
            <text:p text:style-name="P6"><text:span text:style-name="T4">set</text:span></text:p>
          </draw:text-box>
        </draw:frame>
        <draw:line draw:style-name="gr13" draw:text-style-name="P1" draw:layer="layout" svg:x1="10.879cm" svg:y1="14.816cm" svg:x2="12.911cm" svg:y2="14.816cm">
          <text:p/>
        </draw:line>
        <draw:line draw:style-name="gr14" draw:text-style-name="P1" draw:layer="layout" svg:x1="10.879cm" svg:y1="16.016cm" svg:x2="12.911cm" svg:y2="16.016cm">
          <text:p/>
        </draw:line>
        <draw:line draw:style-name="gr15" draw:text-style-name="P1" draw:layer="layout" svg:x1="10.879cm" svg:y1="17.216cm" svg:x2="12.911cm" svg:y2="17.216cm">
          <text:p/>
        </draw:line>
        <draw:frame draw:style-name="gr4" draw:text-style-name="P6" draw:layer="layout" svg:width="6.314cm" svg:height="1.521cm" svg:x="13.367cm" svg:y="16.406cm">
          <draw:text-box>
            <text:p text:style-name="P6"><text:span text:style-name="T4">local import</text:span></text:p>
          </draw:text-box>
        </draw:frame>
        <draw:frame draw:style-name="gr4" draw:text-style-name="P6" draw:layer="layout" svg:width="3.571cm" svg:height="1.521cm" svg:x="13.367cm" svg:y="14.007cm">
          <draw:text-box>
            <text:p text:style-name="P6"><text:span text:style-name="T4">socket</text:span></text:p>
          </draw:text-box>
        </draw:frame>
        <draw:frame draw:style-name="gr4" draw:text-style-name="P6" draw:layer="layout" svg:width="3.571cm" svg:height="1.521cm" svg:x="13.368cm" svg:y="15.208cm">
          <draw:text-box>
            <text:p text:style-name="P6"><text:span text:style-name="T4">so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6-06-29T11:35:00.559477864</meta:creation-date>
    <dc:date>2016-06-30T11:57:20.161737138</dc:date>
    <dc:creator>Marco Buttu</dc:creator>
    <meta:editing-duration>P1DT14M55S</meta:editing-duration>
    <meta:editing-cycles>24</meta:editing-cycles>
    <meta:generator>LibreOffice/4.2.8.2$Linux_X86_64 LibreOffice_project/420m0$Build-2</meta:generator>
    <meta:document-statistic meta:object-count="25"/>
  </office:meta>
</office:document-meta>
</file>